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io:participant</text:p>
          </table:table-cell>
          <table:table-cell office:value-type="string" calcext:value-type="string">
            <text:p>Identifier</text:p>
          </table:table-cell>
          <table:table-cell office:value-type="string" calcext:value-type="string">
            <text:p>dcterms:title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bio:date</text:p>
          </table:table-cell>
          <table:table-cell office:value-type="string" calcext:value-type="string">
            <text:p>dcterms:type</text:p>
          </table:table-cell>
          <table:table-cell office:value-type="string" calcext:value-type="string">
            <text:p>dcterms: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af:age </text:p>
          </table:table-cell>
          <table:table-cell office:value-type="string" calcext:value-type="string">
            <text:p>schema:value </text:p>
          </table:table-cell>
          <table:table-cell office:value-type="string" calcext:value-type="string">
            <text:p>schema:location 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relationship:knowsOf 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relationship:knowsOf </text:p>
          </table:table-cell>
          <table:table-cell table:number-columns-repeated="2" office:value-type="string" calcext:value-type="string">
            <text:p>dcterms:source </text:p>
          </table:table-cell>
        </table:table-row>
        <table:table-row table:style-name="ro1">
          <table:table-cell/>
          <table:table-cell office:value-type="float" office:value="4069" calcext:value-type="float">
            <text:p>4069</text:p>
          </table:table-cell>
          <table:table-cell/>
          <table:table-cell office:value-type="string" calcext:value-type="string">
            <text:p>Jarvis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80" calcext:value-type="float">
            <text:p>8080</text:p>
          </table:table-cell>
          <table:table-cell/>
          <table:table-cell office:value-type="string" calcext:value-type="string">
            <text:p>Jim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Charles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81" calcext:value-type="float">
            <text:p>8081</text:p>
          </table:table-cell>
          <table:table-cell/>
          <table:table-cell office:value-type="string" calcext:value-type="string">
            <text:p>Tom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113" calcext:value-type="float">
            <text:p>4113</text:p>
          </table:table-cell>
          <table:table-cell/>
          <table:table-cell office:value-type="string" calcext:value-type="string">
            <text:p>Ned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82" calcext:value-type="float">
            <text:p>8082</text:p>
          </table:table-cell>
          <table:table-cell/>
          <table:table-cell office:value-type="string" calcext:value-type="string">
            <text:p>Bill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ck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159" calcext:value-type="float">
            <text:p>4159</text:p>
          </table:table-cell>
          <table:table-cell/>
          <table:table-cell office:value-type="string" calcext:value-type="string">
            <text:p>Pat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35" calcext:value-type="float">
            <text:p>8035</text:p>
          </table:table-cell>
          <table:table-cell/>
          <table:table-cell office:value-type="string" calcext:value-type="string">
            <text:p>John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154" calcext:value-type="float">
            <text:p>4154</text:p>
          </table:table-cell>
          <table:table-cell/>
          <table:table-cell office:value-type="string" calcext:value-type="string">
            <text:p>Isaac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75" calcext:value-type="float">
            <text:p>3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185" calcext:value-type="float">
            <text:p>4185</text:p>
          </table:table-cell>
          <table:table-cell/>
          <table:table-cell office:value-type="string" calcext:value-type="string">
            <text:p>Rages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16" calcext:value-type="float">
            <text:p>8016</text:p>
          </table:table-cell>
          <table:table-cell/>
          <table:table-cell office:value-type="string" calcext:value-type="string">
            <text:p>James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m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193" calcext:value-type="float">
            <text:p>4193</text:p>
          </table:table-cell>
          <table:table-cell/>
          <table:table-cell office:value-type="string" calcext:value-type="string">
            <text:p>Isaac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56" calcext:value-type="float">
            <text:p>8056</text:p>
          </table:table-cell>
          <table:table-cell/>
          <table:table-cell office:value-type="string" calcext:value-type="string">
            <text:p>William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lliam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mm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62" calcext:value-type="float">
            <text:p>8062</text:p>
          </table:table-cell>
          <table:table-cell/>
          <table:table-cell office:value-type="string" calcext:value-type="string">
            <text:p>Isaiah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29" calcext:value-type="float">
            <text:p>8029</text:p>
          </table:table-cell>
          <table:table-cell/>
          <table:table-cell office:value-type="string" calcext:value-type="string">
            <text:p>Anderson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om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133" calcext:value-type="float">
            <text:p>4133</text:p>
          </table:table-cell>
          <table:table-cell/>
          <table:table-cell office:value-type="string" calcext:value-type="string">
            <text:p>Cornelius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42" calcext:value-type="float">
            <text:p>8042</text:p>
          </table:table-cell>
          <table:table-cell/>
          <table:table-cell office:value-type="string" calcext:value-type="string">
            <text:p>Dav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obert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ysius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ugustine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rank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ristopher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ce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59" calcext:value-type="float">
            <text:p>8059</text:p>
          </table:table-cell>
          <table:table-cell/>
          <table:table-cell office:value-type="string" calcext:value-type="string">
            <text:p>Henr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ll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74" calcext:value-type="float">
            <text:p>8074</text:p>
          </table:table-cell>
          <table:table-cell/>
          <table:table-cell office:value-type="string" calcext:value-type="string">
            <text:p>Marger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55" calcext:value-type="float">
            <text:p>8055</text:p>
          </table:table-cell>
          <table:table-cell/>
          <table:table-cell office:value-type="string" calcext:value-type="string">
            <text:p>Sall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191" calcext:value-type="float">
            <text:p>4191</text:p>
          </table:table-cell>
          <table:table-cell/>
          <table:table-cell office:value-type="string" calcext:value-type="string">
            <text:p>Kitt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08" calcext:value-type="float">
            <text:p>8008</text:p>
          </table:table-cell>
          <table:table-cell/>
          <table:table-cell office:value-type="string" calcext:value-type="string">
            <text:p>Lett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091" calcext:value-type="float">
            <text:p>4091</text:p>
          </table:table-cell>
          <table:table-cell/>
          <table:table-cell office:value-type="string" calcext:value-type="string">
            <text:p>Nell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67" calcext:value-type="float">
            <text:p>8067</text:p>
          </table:table-cell>
          <table:table-cell/>
          <table:table-cell office:value-type="string" calcext:value-type="string">
            <text:p>Bets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89" calcext:value-type="float">
            <text:p>8089</text:p>
          </table:table-cell>
          <table:table-cell/>
          <table:table-cell office:value-type="string" calcext:value-type="string">
            <text:p>Maria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ll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50" calcext:value-type="float">
            <text:p>8050</text:p>
          </table:table-cell>
          <table:table-cell/>
          <table:table-cell office:value-type="string" calcext:value-type="string">
            <text:p>Kitt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57" calcext:value-type="float">
            <text:p>8057</text:p>
          </table:table-cell>
          <table:table-cell/>
          <table:table-cell office:value-type="string" calcext:value-type="string">
            <text:p>Mar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4200" calcext:value-type="float">
            <text:p>4200</text:p>
          </table:table-cell>
          <table:table-cell/>
          <table:table-cell office:value-type="string" calcext:value-type="string">
            <text:p>Mint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36" calcext:value-type="float">
            <text:p>8036</text:p>
          </table:table-cell>
          <table:table-cell/>
          <table:table-cell office:value-type="string" calcext:value-type="string">
            <text:p>Nanc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all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n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75" calcext:value-type="float">
            <text:p>2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17" calcext:value-type="float">
            <text:p>8017</text:p>
          </table:table-cell>
          <table:table-cell/>
          <table:table-cell office:value-type="string" calcext:value-type="string">
            <text:p>Delia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ts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nc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len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/>
          <table:table-cell office:value-type="float" office:value="8063" calcext:value-type="float">
            <text:p>8063</text:p>
          </table:table-cell>
          <table:table-cell/>
          <table:table-cell office:value-type="string" calcext:value-type="string">
            <text:p>Mar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nc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ulia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n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uisa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ny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everius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san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lia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hn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ias</text:p>
          </table:table-cell>
          <table:table-cell table:style-name="Default" office:value-type="float" office:value="1833" calcext:value-type="float">
            <text:p>1833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Prince George’s County Levy Court (assessment records)</text:p>
          </table:table-cell>
          <table:table-cell office:value-type="string" calcext:value-type="string">
            <text:p>tax assessment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oysius Mudd</text:p>
          </table:table-cell>
          <table:table-cell table:number-columns-repeated="3"/>
          <table:table-cell office:value-type="string" calcext:value-type="string">
            <text:p>http://slaveryarchive.georgetown.edu/items/show/314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Margrait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raham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n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4" calcext:value-type="float">
            <text:p>6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hn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becca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chael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n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thone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n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orge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lora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r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na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l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seph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rr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les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biana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phael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oll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er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ara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acob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izabeth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ephen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uc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nett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atherine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lliam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n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ames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are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re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ia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lisius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udith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thon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gnes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ne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tina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lly</text:p>
          </table:table-cell>
          <table:table-cell office:value-type="date" office:date-value="1804-04-14" calcext:value-type="date">
            <text:p>1804-04-14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Robert Molyneau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gnes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1 month</text:p>
          </table:table-cell>
          <table:table-cell office:value-type="string" calcext:value-type="string">
            <text:p>tax assessment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wis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sannah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raham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nedict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ane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lliam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hn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garett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rry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hn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nry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eanor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ectius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nnett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ephen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er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alph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7" calcext:value-type="float">
            <text:p>2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les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 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are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y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ll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beanna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Terry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y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na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beccah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y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rry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chael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raham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raham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hn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ny</text:p>
          </table:table-cell>
          <table:table-cell office:value-type="date" office:date-value="1813-03-09" calcext:value-type="date">
            <text:p>1813-03-09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Anthon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erara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n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le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ulean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harlot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ames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eonard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ilvester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ristina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hn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illiam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chard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sanna 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raham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seph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er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e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r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les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37" calcext:value-type="float">
            <text:p>37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ephen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34" calcext:value-type="float">
            <text:p>34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nnet 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25" calcext:value-type="float">
            <text:p>25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n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16" calcext:value-type="float">
            <text:p>16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ell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are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23" calcext:value-type="float">
            <text:p>2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tte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b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33" calcext:value-type="float">
            <text:p>33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aster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40" calcext:value-type="float">
            <text:p>40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na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ane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ck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n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ry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raham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chael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raham</text:p>
          </table:table-cell>
          <table:table-cell table:style-name="Default" office:value-type="float" office:value="1821" calcext:value-type="float">
            <text:p>1821</text:p>
          </table:table-cell>
          <table:table-cell office:value-type="string" calcext:value-type="string">
            <text:p>inventory</text:p>
          </table:table-cell>
          <table:table-cell office:value-type="string" calcext:value-type="string">
            <text:p>date inferred</text:p>
          </table:table-cell>
          <table:table-cell office:value-type="string" calcext:value-type="string">
            <text:p>tax assessment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onard Edelen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4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Greenfield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9" calcext:value-type="float">
            <text:p>19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ll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iles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ichard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mil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r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8" calcext:value-type="float">
            <text:p>28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aster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hn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3" calcext:value-type="float">
            <text:p>2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uc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ennett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5" calcext:value-type="float">
            <text:p>35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rietta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r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2" calcext:value-type="float">
            <text:p>32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seph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er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ephen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nn 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rietta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r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tt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eanor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uc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oseph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ianner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enr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Hariot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raham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braham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aster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7" calcext:value-type="float">
            <text:p>57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ylvester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becca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urden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lizabeth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mus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eanna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ulian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ib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osann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ames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Garriot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ry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7" calcext:value-type="float">
            <text:p>17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are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usan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9" calcext:value-type="float">
            <text:p>19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harlotte</text:p>
          </table:table-cell>
          <table:table-cell office:value-type="date" office:date-value="1831-03-26" calcext:value-type="date">
            <text:p>1831-03-26</text:p>
          </table:table-cell>
          <table:table-cell office:value-type="string" calcext:value-type="string">
            <text:p>inventory</text:p>
          </table:table-cell>
          <table:table-cell/>
          <table:table-cell office:value-type="string" calcext:value-type="string">
            <text:p>tax assessment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ames Neale</text:p>
          </table:table-cell>
          <table:table-cell table:number-columns-repeated="3"/>
          <table:table-cell office:value-type="string" calcext:value-type="string">
            <text:p>https://slaveryarchive.georgetown.edu/items/show/34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8">00/00/0000</text:date>, <text:time style:data-style-name="N2" text:time-value="18:48:00.1448434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aron Leon</meta:initial-creator>
    <meta:creation-date>2019-03-13T07:57:27.643109909</meta:creation-date>
    <dc:date>2019-03-18T23:22:08.429638134</dc:date>
    <dc:creator>Sharon Leon</dc:creator>
    <meta:editing-duration>PT38M37S</meta:editing-duration>
    <meta:editing-cycles>6</meta:editing-cycles>
    <meta:generator>LibreOffice/6.1.0.3$MacOSX_X86_64 LibreOffice_project/efb621ed25068d70781dc026f7e9c5187a4decd1</meta:generator>
    <meta:document-statistic meta:table-count="1" meta:cell-count="1981" meta:object-count="0"/>
  </office:meta>
</office:document-meta>
</file>